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8.5cm" style:rel-column-width="32743*"/>
    </style:style>
    <style:style style:name="Tableau6.B" style:family="table-column">
      <style:table-column-properties style:column-width="8.513cm" style:rel-column-width="32792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7" style:family="table">
      <style:table-properties style:width="4.329cm" fo:margin-left="0cm" fo:margin-right="3.976cm" table:align="margins"/>
    </style:style>
    <style:style style:name="Tableau7.A" style:family="table-column">
      <style:table-column-properties style:column-width="0.866cm" style:rel-column-width="13107*"/>
    </style:style>
    <style:style style:name="Tableau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7.E1" style:family="table-cell" style:data-style-name="N0">
      <style:table-cell-properties fo:padding="0.097cm" fo:border="0.002cm solid #000000"/>
    </style:style>
    <style:style style:name="Tableau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7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 style:data-style-name="N0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8" style:family="table">
      <style:table-properties style:width="4.344cm" fo:margin-left="0cm" fo:margin-right="3.976cm" table:align="margins"/>
    </style:style>
    <style:style style:name="Tableau8.A" style:family="table-column">
      <style:table-column-properties style:column-width="0.87cm" style:rel-column-width="13107*"/>
    </style:style>
    <style:style style:name="Tableau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8.E1" style:family="table-cell" style:data-style-name="N0">
      <style:table-cell-properties fo:padding="0.097cm" fo:border="0.002cm solid #000000"/>
    </style:style>
    <style:style style:name="Tableau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8.B2" style:family="table-cell" style:data-style-name="N0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8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8.5cm" style:rel-column-width="32743*"/>
    </style:style>
    <style:style style:name="Tableau1.B" style:family="table-column">
      <style:table-column-properties style:column-width="8.513cm" style:rel-column-width="3279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4.329cm" fo:margin-left="0cm" fo:margin-right="3.976cm" table:align="margins"/>
    </style:style>
    <style:style style:name="Tableau2.A" style:family="table-column">
      <style:table-column-properties style:column-width="0.866cm" style:rel-column-width="13107*"/>
    </style:style>
    <style:style style:name="Tableau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 style:data-style-name="N0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.A4" style:family="table-cell" style:data-style-name="N0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2.E4" style:family="table-cell" style:data-style-name="N0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4.344cm" fo:margin-left="0cm" fo:margin-right="3.976cm" table:align="margins"/>
    </style:style>
    <style:style style:name="Tableau3.A" style:family="table-column">
      <style:table-column-properties style:column-width="0.868cm" style:rel-column-width="13091*"/>
    </style:style>
    <style:style style:name="Tableau3.C" style:family="table-column">
      <style:table-column-properties style:column-width="0.87cm" style:rel-column-width="13117*"/>
    </style:style>
    <style:style style:name="Tableau3.E" style:family="table-column">
      <style:table-column-properties style:column-width="0.871cm" style:rel-column-width="13145*"/>
    </style:style>
    <style:style style:name="Tableau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 style:data-style-name="N0">
      <style:table-cell-properties fo:padding="0.097cm" fo:border="0.002cm solid #000000"/>
    </style:style>
    <style:style style:name="Tableau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 style:data-style-name="N0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E3" style:family="table-cell" style:data-style-name="N0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E4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Standard"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2pt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size="22pt" style:font-size-asian="22pt" style:font-size-complex="22pt"/>
    </style:style>
    <style:style style:name="P19" style:family="paragraph" style:parent-style-name="Standard">
      <style:text-properties fo:color="#800000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 fo:break-before="pag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background-color="#000000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/>
    </style:style>
    <style:style style:name="P24" style:family="paragraph" style:parent-style-name="Table_20_Contents">
      <style:paragraph-properties fo:text-align="start" style:justify-single-word="false"/>
      <style:text-properties fo:color="#000000" fo:background-color="transparen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Sélection de points d'intérêt dans une séquence d'images</text:p>
      <text:p text:style-name="P6"/>
      <text:p text:style-name="P6"/>
      <text:p text:style-name="P6"/>
      <text:p text:style-name="P8">Introduction</text:p>
      <text:p text:style-name="P6"/>
      <text:p text:style-name="P6"/>
      <text:p text:style-name="P6">I – Notion intuitive de point d'intérêt</text:p>
      <text:list xml:id="list5041392790225197128" text:style-name="L1">
        <text:list-item>
          <text:p text:style-name="P12">De la nature du problème : étude de tableaux de nombres</text:p>
        </text:list-item>
        <text:list-item>
          <text:p text:style-name="P12">Pourquoi certains points sont intéressants et d'autres pas</text:p>
        </text:list-item>
        <text:list-item>
          <text:p text:style-name="P12">Exemple intuitifs sur des cas fictifs</text:p>
        </text:list-item>
      </text:list>
      <text:p text:style-name="P11"/>
      <text:p text:style-name="P11"/>
      <text:p text:style-name="P6">II – Modélisation et résolution mathématique du problème</text:p>
      <text:list xml:id="list5237893467384513132" text:style-name="L2">
        <text:list-item>
          <text:p text:style-name="P13">Nature du problème : la recherche d'une fonction</text:p>
        </text:list-item>
        <text:list-item>
          <text:p text:style-name="P13">Démonstration mathématique</text:p>
        </text:list-item>
        <text:list-item>
          <text:p text:style-name="P13">Définition d'un point d'intérêt</text:p>
        </text:list-item>
      </text:list>
      <text:p text:style-name="P11"/>
      <text:p text:style-name="P11"/>
      <text:p text:style-name="P6">III – Obtention et exploitation des résultats</text:p>
      <text:list xml:id="list5124469366501604881" text:style-name="L3">
        <text:list-item>
          <text:p text:style-name="P14">Présentation du programme créé</text:p>
        </text:list-item>
        <text:list-item>
          <text:p text:style-name="P14">Obtention mathématique des résultats intuitifs antérieurs</text:p>
        </text:list-item>
        <text:list-item>
          <text:p text:style-name="P14">Étude de l'impact des variations de paramètres initialement arbitrairement fixés</text:p>
        </text:list-item>
      </text:list>
      <text:p text:style-name="P4"/>
      <text:p text:style-name="P4"/>
      <text:p text:style-name="P4"/>
      <text:p text:style-name="P8">Conclus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6"><text:soft-page-break/><text:tab/><text:tab/>Présentation du problème</text:p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/>
            <table:table table:name="Tableau7" table:style-name="Tableau7">
              <table:table-column table:style-name="Tableau7.A" table:number-columns-repeated="5"/>
              <table:table-row>
                <table:table-cell table:style-name="Tableau7.A1" office:value-type="float" office:value="255">
                  <text:p text:style-name="P21">255</text:p>
                </table:table-cell>
                <table:table-cell table:style-name="Tableau7.A1" office:value-type="float" office:value="255">
                  <text:p text:style-name="P21">255</text:p>
                </table:table-cell>
                <table:table-cell table:style-name="Tableau7.A1" office:value-type="float" office:value="255">
                  <text:p text:style-name="P21">255</text:p>
                </table:table-cell>
                <table:table-cell table:style-name="Tableau7.A1" office:value-type="float" office:value="255">
                  <text:p text:style-name="P21">255</text:p>
                </table:table-cell>
                <table:table-cell table:style-name="Tableau7.E1" office:value-type="float" office:value="255">
                  <text:p text:style-name="P21">255</text:p>
                </table:table-cell>
              </table:table-row>
              <table:table-row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E2" office:value-type="float" office:value="255">
                  <text:p text:style-name="P21">255</text:p>
                </table:table-cell>
              </table:table-row>
              <table:table-row>
                <table:table-cell table:style-name="Tableau7.A3" office:value-type="float" office:value="0">
                  <text:p text:style-name="P21">0</text:p>
                </table:table-cell>
                <table:table-cell table:style-name="Tableau7.A3" office:value-type="float" office:value="0">
                  <text:p text:style-name="P21">0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E2" office:value-type="float" office:value="255">
                  <text:p text:style-name="P21">255</text:p>
                </table:table-cell>
              </table:table-row>
              <table:table-row>
                <table:table-cell table:style-name="Tableau7.A3" office:value-type="float" office:value="0">
                  <text:p text:style-name="P21">0</text:p>
                </table:table-cell>
                <table:table-cell table:style-name="Tableau7.A3" office:value-type="float" office:value="0">
                  <text:p text:style-name="P21">0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E2" office:value-type="float" office:value="255">
                  <text:p text:style-name="P21">255</text:p>
                </table:table-cell>
              </table:table-row>
              <table:table-row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A2" office:value-type="float" office:value="255">
                  <text:p text:style-name="P21">255</text:p>
                </table:table-cell>
                <table:table-cell table:style-name="Tableau7.E2" office:value-type="float" office:value="255">
                  <text:p text:style-name="P21">255</text:p>
                </table:table-cell>
              </table:table-row>
            </table:table>
            <text:p text:style-name="P3"><draw:custom-shape text:anchor-type="paragraph" draw:z-index="12" draw:style-name="gr1" svg:width="3.07cm" svg:height="0.556cm" svg:x="4.923cm" svg:y="-2.02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B1" office:value-type="string">
            <text:p text:style-name="P3"/>
            <table:table table:name="Tableau8" table:style-name="Tableau8">
              <table:table-column table:style-name="Tableau8.A" table:number-columns-repeated="5"/>
              <table:table-row>
                <table:table-cell table:style-name="Tableau8.A1" office:value-type="float" office:value="255">
                  <text:p text:style-name="P21">255</text:p>
                </table:table-cell>
                <table:table-cell table:style-name="Tableau8.A1" office:value-type="float" office:value="255">
                  <text:p text:style-name="P21">255</text:p>
                </table:table-cell>
                <table:table-cell table:style-name="Tableau8.A1" office:value-type="float" office:value="255">
                  <text:p text:style-name="P21">255</text:p>
                </table:table-cell>
                <table:table-cell table:style-name="Tableau8.A1" office:value-type="float" office:value="255">
                  <text:p text:style-name="P21">255</text:p>
                </table:table-cell>
                <table:table-cell table:style-name="Tableau8.E1" office:value-type="float" office:value="255">
                  <text:p text:style-name="P21">255</text:p>
                </table:table-cell>
              </table:table-row>
              <table:table-row>
                <table:table-cell table:style-name="Tableau8.A2" office:value-type="float" office:value="255">
                  <text:p text:style-name="P21">255</text:p>
                </table:table-cell>
                <table:table-cell table:style-name="Tableau8.B2" office:value-type="float" office:value="0">
                  <text:p text:style-name="P22">0</text:p>
                </table:table-cell>
                <table:table-cell table:style-name="Tableau8.B2" office:value-type="float" office:value="0">
                  <text:p text:style-name="P22">0</text:p>
                </table:table-cell>
                <table:table-cell table:style-name="Tableau8.A2" office:value-type="float" office:value="255">
                  <text:p text:style-name="P21">255</text:p>
                </table:table-cell>
                <table:table-cell table:style-name="Tableau8.E2" office:value-type="float" office:value="255">
                  <text:p text:style-name="P21">255</text:p>
                </table:table-cell>
              </table:table-row>
              <table:table-row>
                <table:table-cell table:style-name="Tableau8.A3" office:value-type="float" office:value="255">
                  <text:p text:style-name="P25">255</text:p>
                </table:table-cell>
                <table:table-cell table:style-name="Tableau8.B2" office:value-type="float" office:value="0">
                  <text:p text:style-name="P22">0</text:p>
                </table:table-cell>
                <table:table-cell table:style-name="Tableau8.B2" office:value-type="float" office:value="0">
                  <text:p text:style-name="P22">0</text:p>
                </table:table-cell>
                <table:table-cell table:style-name="Tableau8.A2" office:value-type="float" office:value="255">
                  <text:p text:style-name="P21">255</text:p>
                </table:table-cell>
                <table:table-cell table:style-name="Tableau8.E2" office:value-type="float" office:value="255">
                  <text:p text:style-name="P21">255</text:p>
                </table:table-cell>
              </table:table-row>
              <table:table-row>
                <table:table-cell table:style-name="Tableau8.A3" office:value-type="float" office:value="255">
                  <text:p text:style-name="P21">255</text:p>
                </table:table-cell>
                <table:table-cell table:style-name="Tableau8.A3" office:value-type="float" office:value="255">
                  <text:p text:style-name="P21">255</text:p>
                </table:table-cell>
                <table:table-cell table:style-name="Tableau8.A3" office:value-type="float" office:value="255">
                  <text:p text:style-name="P21">255</text:p>
                </table:table-cell>
                <table:table-cell table:style-name="Tableau8.A2" office:value-type="float" office:value="255">
                  <text:p text:style-name="P21">255</text:p>
                </table:table-cell>
                <table:table-cell table:style-name="Tableau8.E2" office:value-type="float" office:value="255">
                  <text:p text:style-name="P21">255</text:p>
                </table:table-cell>
              </table:table-row>
              <table:table-row>
                <table:table-cell table:style-name="Tableau8.A2" office:value-type="float" office:value="255">
                  <text:p text:style-name="P21">255</text:p>
                </table:table-cell>
                <table:table-cell table:style-name="Tableau8.A2" office:value-type="float" office:value="255">
                  <text:p text:style-name="P21">255</text:p>
                </table:table-cell>
                <table:table-cell table:style-name="Tableau8.A2" office:value-type="float" office:value="255">
                  <text:p text:style-name="P21">255</text:p>
                </table:table-cell>
                <table:table-cell table:style-name="Tableau8.A2" office:value-type="float" office:value="255">
                  <text:p text:style-name="P21">255</text:p>
                </table:table-cell>
                <table:table-cell table:style-name="Tableau8.E2" office:value-type="float" office:value="255">
                  <text:p text:style-name="P21">255</text:p>
                </table:table-cell>
              </table:table-row>
            </table:table>
            <text:p text:style-name="P3"/>
          </table:table-cell>
        </table:table-row>
      </table:table>
      <text:p text:style-name="P17"/>
      <text:p text:style-name="P17"><text:s/>------------------------------------------------------------------------------------------------------------------------</text:p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/>
            <table:table table:name="Tableau2" table:style-name="Tableau2">
              <table:table-column table:style-name="Tableau2.A" table:number-columns-repeated="5"/>
              <table:table-row>
                <table:table-cell table:style-name="Tableau2.A1" office:value-type="float" office:value="255">
                  <text:p text:style-name="P21">255</text:p>
                </table:table-cell>
                <table:table-cell table:style-name="Tableau2.A1" office:value-type="float" office:value="255">
                  <text:p text:style-name="P21">255</text:p>
                </table:table-cell>
                <table:table-cell table:style-name="Tableau2.A1" office:value-type="float" office:value="255">
                  <text:p text:style-name="P21">255</text:p>
                </table:table-cell>
                <table:table-cell table:style-name="Tableau2.A1" office:value-type="float" office:value="255">
                  <text:p text:style-name="P21">255</text:p>
                </table:table-cell>
                <table:table-cell table:style-name="Tableau2.E1" office:value-type="float" office:value="255">
                  <text:p text:style-name="P21">255</text:p>
                </table:table-cell>
              </table:table-row>
              <table:table-row>
                <table:table-cell table:style-name="Tableau2.A2" office:value-type="float" office:value="255">
                  <text:p text:style-name="P21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E2" office:value-type="float" office:value="255">
                  <text:p text:style-name="P21">255</text:p>
                </table:table-cell>
              </table:table-row>
              <table:table-row>
                <table:table-cell table:style-name="Tableau2.A3" office:value-type="float" office:value="255">
                  <text:p text:style-name="P23">255</text:p>
                </table:table-cell>
                <table:table-cell table:style-name="Tableau2.A3" office:value-type="float" office:value="255">
                  <text:p text:style-name="P23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E2" office:value-type="float" office:value="255">
                  <text:p text:style-name="P21">255</text:p>
                </table:table-cell>
              </table:table-row>
              <table:table-row>
                <table:table-cell table:style-name="Tableau2.A4" office:value-type="float" office:value="0">
                  <text:p text:style-name="P21">0</text:p>
                </table:table-cell>
                <table:table-cell table:style-name="Tableau2.A4" office:value-type="float" office:value="0">
                  <text:p text:style-name="P21">0</text:p>
                </table:table-cell>
                <table:table-cell table:style-name="Tableau2.A4" office:value-type="float" office:value="0">
                  <text:p text:style-name="P22">0</text:p>
                </table:table-cell>
                <table:table-cell table:style-name="Tableau2.A4" office:value-type="float" office:value="0">
                  <text:p text:style-name="P22">0</text:p>
                </table:table-cell>
                <table:table-cell table:style-name="Tableau2.E4" office:value-type="float" office:value="0">
                  <text:p text:style-name="P22">0</text:p>
                </table:table-cell>
              </table:table-row>
              <table:table-row>
                <table:table-cell table:style-name="Tableau2.A2" office:value-type="float" office:value="255">
                  <text:p text:style-name="P21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A2" office:value-type="float" office:value="255">
                  <text:p text:style-name="P21">255</text:p>
                </table:table-cell>
                <table:table-cell table:style-name="Tableau2.E2" office:value-type="float" office:value="255">
                  <text:p text:style-name="P21">255</text:p>
                </table:table-cell>
              </table:table-row>
            </table:table>
            <text:p text:style-name="P3"><draw:custom-shape text:anchor-type="paragraph" draw:z-index="13" draw:style-name="gr1" svg:width="3.07cm" svg:height="0.556cm" svg:x="4.923cm" svg:y="-2.02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1.B1" office:value-type="string">
            <text:p text:style-name="P3"/>
            <table:table table:name="Tableau3" table:style-name="Tableau3">
              <table:table-column table:style-name="Tableau3.A" table:number-columns-repeated="2"/>
              <table:table-column table:style-name="Tableau3.C"/>
              <table:table-column table:style-name="Tableau3.A"/>
              <table:table-column table:style-name="Tableau3.E"/>
              <table:table-row>
                <table:table-cell table:style-name="Tableau3.A1" office:value-type="float" office:value="255">
                  <text:p text:style-name="P21">255</text:p>
                </table:table-cell>
                <table:table-cell table:style-name="Tableau3.A1" office:value-type="float" office:value="255">
                  <text:p text:style-name="P21">255</text:p>
                </table:table-cell>
                <table:table-cell table:style-name="Tableau3.A1" office:value-type="float" office:value="255">
                  <text:p text:style-name="P21">255</text:p>
                </table:table-cell>
                <table:table-cell table:style-name="Tableau3.A1" office:value-type="float" office:value="255">
                  <text:p text:style-name="P21">255</text:p>
                </table:table-cell>
                <table:table-cell table:style-name="Tableau3.E1" office:value-type="float" office:value="255">
                  <text:p text:style-name="P21">255</text:p>
                </table:table-cell>
              </table:table-row>
              <table:table-row>
                <table:table-cell table:style-name="Tableau3.A2" office:value-type="float" office:value="255">
                  <text:p text:style-name="P21">255</text:p>
                </table:table-cell>
                <table:table-cell table:style-name="Tableau3.B2" office:value-type="float" office:value="255">
                  <text:p text:style-name="P24">255</text:p>
                </table:table-cell>
                <table:table-cell table:style-name="Tableau3.B2" office:value-type="float" office:value="255">
                  <text:p text:style-name="P24">255</text:p>
                </table:table-cell>
                <table:table-cell table:style-name="Tableau3.A2" office:value-type="float" office:value="255">
                  <text:p text:style-name="P21">255</text:p>
                </table:table-cell>
                <table:table-cell table:style-name="Tableau3.E2" office:value-type="float" office:value="255">
                  <text:p text:style-name="P21">255</text:p>
                </table:table-cell>
              </table:table-row>
              <table:table-row>
                <table:table-cell table:style-name="Tableau3.A3" office:value-type="float" office:value="0">
                  <text:p text:style-name="P22">0</text:p>
                </table:table-cell>
                <table:table-cell table:style-name="Tableau3.A3" office:value-type="float" office:value="0">
                  <text:p text:style-name="P22">0</text:p>
                </table:table-cell>
                <table:table-cell table:style-name="Tableau3.A3" office:value-type="float" office:value="0">
                  <text:p text:style-name="P22">0</text:p>
                </table:table-cell>
                <table:table-cell table:style-name="Tableau3.A3" office:value-type="float" office:value="0">
                  <text:p text:style-name="P22">0</text:p>
                </table:table-cell>
                <table:table-cell table:style-name="Tableau3.E3" office:value-type="float" office:value="0">
                  <text:p text:style-name="P22">0</text:p>
                </table:table-cell>
              </table:table-row>
              <table:table-row>
                <table:table-cell table:style-name="Tableau3.B2" office:value-type="float" office:value="255">
                  <text:p text:style-name="P21">255</text:p>
                </table:table-cell>
                <table:table-cell table:style-name="Tableau3.B2" office:value-type="float" office:value="255">
                  <text:p text:style-name="P24">255</text:p>
                </table:table-cell>
                <table:table-cell table:style-name="Tableau3.B2" office:value-type="float" office:value="255">
                  <text:p text:style-name="P24">255</text:p>
                </table:table-cell>
                <table:table-cell table:style-name="Tableau3.B2" office:value-type="float" office:value="255">
                  <text:p text:style-name="P21">255</text:p>
                </table:table-cell>
                <table:table-cell table:style-name="Tableau3.E4" office:value-type="float" office:value="255">
                  <text:p text:style-name="P21">255</text:p>
                </table:table-cell>
              </table:table-row>
              <table:table-row>
                <table:table-cell table:style-name="Tableau3.A2" office:value-type="float" office:value="255">
                  <text:p text:style-name="P21">255</text:p>
                </table:table-cell>
                <table:table-cell table:style-name="Tableau3.A2" office:value-type="float" office:value="255">
                  <text:p text:style-name="P21">255</text:p>
                </table:table-cell>
                <table:table-cell table:style-name="Tableau3.A2" office:value-type="float" office:value="255">
                  <text:p text:style-name="P21">255</text:p>
                </table:table-cell>
                <table:table-cell table:style-name="Tableau3.A2" office:value-type="float" office:value="255">
                  <text:p text:style-name="P21">255</text:p>
                </table:table-cell>
                <table:table-cell table:style-name="Tableau3.E2" office:value-type="float" office:value="255">
                  <text:p text:style-name="P21">255</text:p>
                </table:table-cell>
              </table:table-row>
            </table:table>
            <text:p text:style-name="P3"/>
          </table:table-cell>
        </table:table-row>
      </table:table>
      <text:p text:style-name="P17"/>
      <text:p text:style-name="P20"/>
      <text:p text:style-name="P3"/>
      <text:p text:style-name="P3"><text:tab/><text:tab/><text:span text:style-name="T1">Résolution mathématique</text:span></text:p>
      <text:p text:style-name="P3"><text:span text:style-name="T1"/></text:p>
      <text:p text:style-name="Standard"><draw:frame draw:style-name="fr1" draw:name="Objet7" text:anchor-type="as-char" svg:y="-0.654cm" svg:width="0.87cm" svg:height="0.975cm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2">: Image décalée ; </text:span><text:span text:style-name="T2"><draw:frame draw:style-name="fr1" draw:name="Objet8" text:anchor-type="as-char" svg:y="-0.654cm" svg:width="0.852cm" svg:height="0.975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"> : Image initiale</text:span></text:p>
      <text:p text:style-name="Standard"><text:span text:style-name="T2"/></text:p>
      <text:p text:style-name="Standard"><text:span text:style-name="T2">W : Fenêtre ; x : point ; d : déplacement</text:span></text:p>
      <text:p text:style-name="Standard"><text:span text:style-name="T2"/></text:p>
      <text:p text:style-name="Standard"><text:span text:style-name="T2"><draw:frame draw:style-name="fr1" draw:name="Objet9" text:anchor-type="as-char" svg:y="-0.654cm" svg:width="8.289cm" svg:height="0.972cm" draw:z-index="14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Standard"><text:span text:style-name="T2"/></text:p>
      <text:p text:style-name="Standard"><text:span text:style-name="T2">Système surdimensionné → Minimisation de l'erreur quadratique selon d :</text:span></text:p>
      <text:p text:style-name="P10"/>
      <text:p text:style-name="P10"><draw:frame draw:style-name="fr1" draw:name="Objet1" text:anchor-type="as-char" svg:y="-0.654cm" svg:width="9.857cm" svg:height="1.593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0">→ Faible déplacement : approximation de Taylor au premier ordre, on cherche à minimiser :</text:p>
      <text:p text:style-name="P10"/>
      <text:p text:style-name="P10"><draw:frame draw:style-name="fr1" draw:name="Objet2" text:anchor-type="as-char" svg:y="-0.654cm" svg:width="11.663cm" svg:height="1.59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→ Recherche d'un minimum local.</text:p>
      <text:p text:style-name="P10"/>
      <text:p text:style-name="P10"><draw:frame draw:style-name="fr1" draw:name="Objet3" text:anchor-type="as-char" svg:y="-0.647cm" svg:width="16.529cm" svg:height="1.582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d point critique si et seulement si :</text:p>
      <text:p text:style-name="P10"/>
      <text:p text:style-name="P10"><draw:frame draw:style-name="fr1" draw:name="Objet4" text:anchor-type="as-char" svg:y="-0.647cm" svg:width="12.217cm" svg:height="1.58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><draw:frame draw:style-name="fr1" draw:name="Objet11" text:anchor-type="as-char" svg:y="-0.647cm" svg:width="15.035cm" svg:height="1.582cm" draw:z-index="5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10"/>
      <text:p text:style-name="P10"><draw:frame draw:style-name="fr1" draw:name="Objet12" text:anchor-type="as-char" svg:y="-0.647cm" svg:width="15.344cm" svg:height="1.593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10">Si G = <draw:frame draw:style-name="fr1" draw:name="Objet5" text:anchor-type="as-char" svg:y="-0.647cm" svg:width="5.274cm" svg:height="1.593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 est inversible :</text:p>
      <text:p text:style-name="P10">f admet un minimum, atteint en un unique point ;</text:p>
      <text:p text:style-name="P10"/>
      <text:p text:style-name="P10"><draw:frame draw:style-name="fr1" draw:name="Objet6" text:anchor-type="as-char" svg:y="-0.564cm" svg:width="2.965cm" svg:height="0.974cm" draw:z-index="8"><draw:object xlink:href="./Object 12" xlink:type="simple" xlink:show="embed" xlink:actuate="onLoad"/><draw:image xlink:href="./ObjectReplacements/Object 12" xlink:type="simple" xlink:show="embed" xlink:actuate="onLoad"/><svg:desc>formule</svg:desc></draw:frame>avec <draw:frame draw:style-name="fr1" draw:name="Objet13" text:anchor-type="as-char" svg:y="-0.564cm" svg:width="9.186cm" svg:height="1.582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7"/>
      <text:p text:style-name="P7">Sinon, non unicité du point critique.</text:p>
      <text:p text:style-name="P7"/>
      <text:p text:style-name="P7"/>
      <text:p text:style-name="P5">Problème : peut on inverser G ?</text:p>
      <text:p text:style-name="P7"/>
      <text:p text:style-name="P2">Définition d'un point d'intérêt : on appelle point d'intérêt un point tel que les valeurs propres de la matrice G associée à la fenêtre centrée sur ce point sont au dessus d'un seuil préalablement fixé.</text:p>
      <text:p text:style-name="P2"/>
      <text:p text:style-name="P2"/>
      <text:p text:style-name="P2"/>
      <text:p text:style-name="P1"><draw:frame draw:style-name="fr2" draw:name="Objet10" text:anchor-type="paragraph" svg:x="-0.727cm" svg:y="0.423cm" svg:width="18.348cm" svg:height="10.388cm" draw:z-index="3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section text:style-name="Sect1" text:name="Section1" text:protected="true">
        <text:section-source xlink:href="../../../C:/Users/bernardj/appdata/local/temp/tmpboabew.BMP"/>
        <text:p text:style-name="Text_20_body"/>
      </text:section>
      <text:p text:style-name="P1"/>
      <text:p text:style-name="P1"/>
      <text:p text:style-name="P1"/>
      <text:p text:style-name="Standard"/>
      <text:section text:style-name="Sect1" text:name="Section2" text:protected="true">
        <text:section-source xlink:href="../../../C:/Users/bernardj/appdata/local/temp/tmpylqp9v.BMP" text:section-name="Section1"/>
        <text:p text:style-name="Text_20_body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00:00:41.12</meta:creation-date>
    <dc:date>2015-06-15T13:06:12.62</dc:date>
    <meta:editing-duration>PT10H50M27S</meta:editing-duration>
    <meta:editing-cycles>9</meta:editing-cycles>
    <meta:generator>OpenOffice.org/3.4.1$Win32 OpenOffice.org_project/341m1$Build-9593</meta:generator>
    <meta:print-date>2015-06-15T08:29:51.69</meta:print-date>
    <meta:document-statistic meta:table-count="6" meta:image-count="0" meta:object-count="13" meta:page-count="5" meta:paragraph-count="137" meta:word-count="327" meta:character-count="17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under>
          <mo stretchy="false">∑</mo>
          <mrow>
            <mi>x</mi>
            <mo stretchy="false">∈</mo>
            <mi>W</mi>
          </mrow>
        </munder>
        <msup>
          <mrow>
            <mo stretchy="false">(</mo>
            <mrow>
              <msub>
                <mi>I</mi>
                <mn>2</mn>
              </msub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b>
                  <mi>I</mi>
                  <mn>1</mn>
                </msub>
              </mrow>
              <mrow>
                <mo stretchy="false">(</mo>
                <mrow>
                  <mrow>
                    <mi>x</mi>
                    <mo stretchy="false">+</mo>
                    <mi>d</mi>
                  </mrow>
                </mrow>
                <mo stretchy="false">)</mo>
              </mrow>
            </mrow>
            <mo stretchy="false">)</mo>
          </mrow>
          <mn>2</mn>
        </msup>
      </mrow>
      <mi mathvariant="italic">minime</mi>
    </mrow>
    <annotation encoding="StarMath 5.0">sum from x in W( I_2(x)-I_1(x+d) )^2 minime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3cc66" fo:border="0.002cm solid #000000"/>
    </style:style>
    <style:style style:name="ce7" style:family="table-cell" style:parent-style-name="Default">
      <style:table-cell-properties fo:border-bottom="none" fo:background-color="#33cc66" fo:border-left="0.002cm solid #000000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1">
          <table:table-cell table:style-name="Default"/>
          <table:table-cell table:style-name="ce4" office:value-type="string">
            <text:p>Paysage len2</text:p>
          </table:table-cell>
          <table:table-cell table:style-name="ce5" office:value-type="string">
            <text:p>1024 x 768</text:p>
          </table:table-cell>
          <table:table-cell/>
          <table:table-cell table:style-name="Default"/>
          <table:table-cell table:style-name="ce4" office:value-type="string">
            <text:p>Chat len2</text:p>
          </table:table-cell>
          <table:table-cell table:style-name="ce5" office:value-type="string">
            <text:p>640 x 407</text:p>
          </table:table-cell>
        </table:table-row>
        <table:table-row table:style-name="ro1"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office:value-type="string">
            <text:p>Déplacement trouvé</text:p>
          </table:table-cell>
          <table:table-cell/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table:style-name="ce1" office:value-type="string">
            <text:p>Déplacement trouvé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364291">
            <text:p>364291</text:p>
          </table:table-cell>
          <table:table-cell office:value-type="string">
            <text:p>[1.5205, -0.0173]</text:p>
          </table:table-cell>
          <table:table-cell/>
          <table:table-cell office:value-type="float" office:value="0.01">
            <text:p>0,01</text:p>
          </table:table-cell>
          <table:table-cell office:value-type="float" office:value="56088">
            <text:p>56088</text:p>
          </table:table-cell>
          <table:table-cell office:value-type="string">
            <text:p>[1.2211, -0.2176]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2798">
            <text:p>12798</text:p>
          </table:table-cell>
          <table:table-cell office:value-type="string">
            <text:p>[1.1118, -0.0019]</text:p>
          </table:table-cell>
          <table:table-cell/>
          <table:table-cell office:value-type="float" office:value="0.1">
            <text:p>0,1</text:p>
          </table:table-cell>
          <table:table-cell office:value-type="float" office:value="5514">
            <text:p>5514</text:p>
          </table:table-cell>
          <table:table-cell office:value-type="string">
            <text:p>[0.9968, -0.0755]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874">
            <text:p>1874</text:p>
          </table:table-cell>
          <table:table-cell office:value-type="string">
            <text:p>[1.1171, 0.0126]</text:p>
          </table:table-cell>
          <table:table-cell/>
          <table:table-cell office:value-type="float" office:value="0.2">
            <text:p>0,2</text:p>
          </table:table-cell>
          <table:table-cell office:value-type="float" office:value="1183">
            <text:p>1183</text:p>
          </table:table-cell>
          <table:table-cell office:value-type="string">
            <text:p>[0.9812, 0.0191]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229">
            <text:p>229</text:p>
          </table:table-cell>
          <table:table-cell table:style-name="ce6" office:value-type="string">
            <text:p>[1.0873, -0.0045]</text:p>
          </table:table-cell>
          <table:table-cell/>
          <table:table-cell office:value-type="float" office:value="0.3">
            <text:p>0,3</text:p>
          </table:table-cell>
          <table:table-cell office:value-type="float" office:value="362">
            <text:p>362</text:p>
          </table:table-cell>
          <table:table-cell table:style-name="ce7" office:value-type="string">
            <text:p>[0.9955, 0.0394]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8">
            <text:p>18</text:p>
          </table:table-cell>
          <table:table-cell office:value-type="string">
            <text:p>[1.2335, 0.0401]</text:p>
          </table:table-cell>
          <table:table-cell/>
          <table:table-cell office:value-type="float" office:value="0.4">
            <text:p>0,4</text:p>
          </table:table-cell>
          <table:table-cell office:value-type="float" office:value="117">
            <text:p>117</text:p>
          </table:table-cell>
          <table:table-cell office:value-type="string">
            <text:p>[0.9621, 0.0512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[1.0314, 0.0187]</text:p>
          </table:table-cell>
          <table:table-cell/>
          <table:table-cell office:value-type="float" office:value="0.5">
            <text:p>0,5</text:p>
          </table:table-cell>
          <table:table-cell office:value-type="float" office:value="32">
            <text:p>32</text:p>
          </table:table-cell>
          <table:table-cell office:value-type="string">
            <text:p>[0.8478, 0.0293]</text:p>
          </table:table-cell>
        </table:table-row>
        <table:table-row table:style-name="ro1">
          <table:table-cell table:style-name="ce3" office:value-type="float" office:value="1.15">
            <text:p>1,15</text:p>
          </table:table-cell>
          <table:table-cell table:style-name="ce3" office:value-type="float" office:value="1">
            <text:p>1</text:p>
          </table:table-cell>
          <table:table-cell office:value-type="string">
            <text:p>[0.9478, -0.063]</text:p>
          </table:table-cell>
          <table:table-cell/>
          <table:table-cell table:style-name="ce3" office:value-type="float" office:value="0.7">
            <text:p>0,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[1.0576, -0.0808]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4" office:value-type="string">
            <text:p>Paysage len4</text:p>
          </table:table-cell>
          <table:table-cell table:style-name="ce5" office:value-type="string">
            <text:p>1024 x 768</text:p>
          </table:table-cell>
          <table:table-cell/>
          <table:table-cell table:style-name="Default"/>
          <table:table-cell table:style-name="ce4" office:value-type="string">
            <text:p>Chat len4</text:p>
          </table:table-cell>
          <table:table-cell table:style-name="Default"/>
        </table:table-row>
        <table:table-row table:style-name="ro1"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office:value-type="string">
            <text:p>Déplacement trouvé</text:p>
          </table:table-cell>
          <table:table-cell/>
          <table:table-cell table:style-name="ce1" office:value-type="string">
            <text:p>Seuil</text:p>
          </table:table-cell>
          <table:table-cell table:style-name="ce1" office:value-type="string">
            <text:p>Nombre PI</text:p>
          </table:table-cell>
          <table:table-cell table:style-name="ce1" office:value-type="string">
            <text:p>Déplacement trouvé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579771">
            <text:p>579771</text:p>
          </table:table-cell>
          <table:table-cell table:style-name="ce2" office:value-type="string">
            <text:p>[1.2827, -0.0118]</text:p>
          </table:table-cell>
          <table:table-cell/>
          <table:table-cell office:value-type="float" office:value="0.01">
            <text:p>0,01</text:p>
          </table:table-cell>
          <table:table-cell office:value-type="float" office:value="79331">
            <text:p>79331</text:p>
          </table:table-cell>
          <table:table-cell office:value-type="string">
            <text:p>[1.2391, -0.1777]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66373">
            <text:p>66373</text:p>
          </table:table-cell>
          <table:table-cell table:style-name="ce2" office:value-type="string">
            <text:p>[1.0400, -0.0126]</text:p>
          </table:table-cell>
          <table:table-cell/>
          <table:table-cell office:value-type="float" office:value="0.2">
            <text:p>0,2</text:p>
          </table:table-cell>
          <table:table-cell office:value-type="float" office:value="16607">
            <text:p>16607</text:p>
          </table:table-cell>
          <table:table-cell office:value-type="string">
            <text:p>[0.9353, -0.0883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98">
            <text:p>10998</text:p>
          </table:table-cell>
          <table:table-cell table:style-name="ce2" office:value-type="string">
            <text:p>[1.0895, 0.0019]</text:p>
          </table:table-cell>
          <table:table-cell/>
          <table:table-cell office:value-type="float" office:value="0.4">
            <text:p>0,4</text:p>
          </table:table-cell>
          <table:table-cell office:value-type="float" office:value="4951">
            <text:p>4951</text:p>
          </table:table-cell>
          <table:table-cell office:value-type="string">
            <text:p>[0.9573, -0.0394]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7063">
            <text:p>7063</text:p>
          </table:table-cell>
          <table:table-cell table:style-name="ce2" office:value-type="string">
            <text:p>[1.0780, 0.0018]</text:p>
          </table:table-cell>
          <table:table-cell/>
          <table:table-cell office:value-type="float" office:value="0.6">
            <text:p>0,6</text:p>
          </table:table-cell>
          <table:table-cell office:value-type="float" office:value="1560">
            <text:p>1560</text:p>
          </table:table-cell>
          <table:table-cell office:value-type="string">
            <text:p>[0.9290, 0.0064]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2929">
            <text:p>2929</text:p>
          </table:table-cell>
          <table:table-cell table:style-name="ce2" office:value-type="string">
            <text:p>[1.0554, 0.0040]</text:p>
          </table:table-cell>
          <table:table-cell/>
          <table:table-cell office:value-type="float" office:value="0.8">
            <text:p>0,8</text:p>
          </table:table-cell>
          <table:table-cell office:value-type="float" office:value="449">
            <text:p>449</text:p>
          </table:table-cell>
          <table:table-cell office:value-type="string">
            <text:p>[0.9164, 0.0086]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159">
            <text:p>1159</text:p>
          </table:table-cell>
          <table:table-cell table:style-name="ce7" office:value-type="string">
            <text:p>[1.0013, 0.0053]</text:p>
          </table:table-cell>
          <table:table-cell/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string">
            <text:p>[0.9270, 0.0148]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253">
            <text:p>253</text:p>
          </table:table-cell>
          <table:table-cell table:style-name="ce2" office:value-type="string">
            <text:p>[0.9365, 0.0091]</text:p>
          </table:table-cell>
          <table:table-cell/>
          <table:table-cell office:value-type="float" office:value="1.2">
            <text:p>1,2</text:p>
          </table:table-cell>
          <table:table-cell office:value-type="float" office:value="72">
            <text:p>72</text:p>
          </table:table-cell>
          <table:table-cell table:style-name="ce7" office:value-type="string">
            <text:p>[0.9382, 0.00437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style-name="ce2" office:value-type="string">
            <text:p>[0.9567, 0.0199]</text:p>
          </table:table-cell>
          <table:table-cell/>
          <table:table-cell office:value-type="float" office:value="1.5">
            <text:p>1,5</text:p>
          </table:table-cell>
          <table:table-cell office:value-type="float" office:value="19">
            <text:p>19</text:p>
          </table:table-cell>
          <table:table-cell office:value-type="string">
            <text:p>[0.8787, -0.01203]</text:p>
          </table:table-cell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[0.9571, 0.02108]</text:p>
          </table:table-cell>
          <table:table-cell/>
          <table:table-cell table:style-name="ce3" office:value-type="float" office:value="1.8">
            <text:p>1,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[0.8707, -0.0157]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>
            <text:p>1024 * 768 / 1000 =</text:p>
          </table:table-cell>
          <table:table-cell table:style-name="Default"/>
          <table:table-cell table:style-name="Default" table:formula="of:= 1024 * 768 / 1000" office:value-type="float" office:value="786.432">
            <text:p>786,43</text:p>
          </table:table-cell>
          <table:table-cell/>
          <table:table-cell table:style-name="Default" office:value-type="string">
            <text:p>640 * 407 / 1000 =</text:p>
          </table:table-cell>
          <table:table-cell table:style-name="Default"/>
          <table:table-cell table:style-name="Default" table:formula="of:= 640*407 / 1000" office:value-type="float" office:value="260.48">
            <text:p>260,48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/05/2015</text:date>, <text:time>11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math xmlns="http://www.w3.org/1998/Math/MathML">
  <semantics>
    <mrow>
      <mrow>
        <munder>
          <mo stretchy="false">∑</mo>
          <mrow>
            <mi>x</mi>
            <mo stretchy="false">∈</mo>
            <mi>W</mi>
          </mrow>
        </munder>
        <mi>g</mi>
      </mrow>
      <mrow>
        <mrow>
          <mrow>
            <mo stretchy="false">(</mo>
            <mrow>
              <mi>x</mi>
            </mrow>
            <mo stretchy="false">)</mo>
          </mrow>
          <mo stretchy="false">∗</mo>
          <mrow>
            <mo stretchy="false">(</mo>
            <mrow>
              <msub>
                <mi>I</mi>
                <mn>2</mn>
              </msub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b>
                  <mi>I</mi>
                  <mn>1</mn>
                </msub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row>
          <munder>
            <mo stretchy="false">∑</mo>
            <mrow>
              <mi>x</mi>
              <mo stretchy="false">∈</mo>
              <mi>W</mi>
            </mrow>
          </munder>
          <mi>g</mi>
        </mrow>
      </mrow>
      <mrow>
        <mrow>
          <mo stretchy="false">(</mo>
          <mrow>
            <mi>x</mi>
          </mrow>
          <mo stretchy="false">)</mo>
        </mrow>
        <mo stretchy="false">∗</mo>
        <mrow>
          <mo stretchy="false">(</mo>
          <mrow>
            <mi>g</mi>
            <mrow>
              <mo stretchy="false">(</mo>
              <mrow>
                <mi>x</mi>
              </mrow>
              <mo stretchy="false">)</mo>
            </mrow>
            <mn>.</mn>
            <mi>d</mi>
          </mrow>
          <mo stretchy="false">)</mo>
        </mrow>
      </mrow>
    </mrow>
    <annotation encoding="StarMath 5.0">sum from x in W g(x) * ( I_2(x)-I_1(x)) = sum from x in W g(x) * (g(x).d)

</annotation>
  </semantics>
</math>
</file>

<file path=Object 12/content.xml><?xml version="1.0" encoding="utf-8"?>
<math xmlns="http://www.w3.org/1998/Math/MathML">
  <semantics>
    <mrow>
      <mrow>
        <mi>d</mi>
        <mo stretchy="false">=</mo>
        <msup>
          <mi>G</mi>
          <mrow>
            <mo stretchy="false">−</mo>
            <mn>1</mn>
          </mrow>
        </msup>
      </mrow>
      <mi>e</mi>
    </mrow>
    <annotation encoding="StarMath 5.0">d=G^-1 e</annotation>
  </semantics>
</math>
</file>

<file path=Object 13/content.xml><?xml version="1.0" encoding="utf-8"?>
<math xmlns="http://www.w3.org/1998/Math/MathML">
  <semantics>
    <mrow>
      <mrow>
        <mi>e</mi>
        <mo stretchy="false">=</mo>
        <mrow>
          <munder>
            <mo stretchy="false">∑</mo>
            <mrow>
              <mi>x</mi>
              <mo stretchy="false">∈</mo>
              <mi>W</mi>
            </mrow>
          </munder>
          <mi>g</mi>
        </mrow>
      </mrow>
      <mrow>
        <mrow>
          <mo stretchy="false">(</mo>
          <mrow>
            <mi>x</mi>
          </mrow>
          <mo stretchy="false">)</mo>
        </mrow>
        <mo stretchy="false">∗</mo>
        <mrow>
          <mo stretchy="false">(</mo>
          <mrow>
            <msub>
              <mi>I</mi>
              <mn>2</mn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sub>
                <mi>I</mi>
                <mn>1</mn>
              </msub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</mrow>
    </mrow>
    <annotation encoding="StarMath 5.0">e=sum from x in W g(x) * ( I_2(x)-I_1(x))
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d</mi>
          </mrow>
          <mo stretchy="false">)</mo>
        </mrow>
        <mo stretchy="false">=</mo>
        <mrow>
          <munder>
            <mo stretchy="false">∑</mo>
            <mrow>
              <mi>x</mi>
              <mo stretchy="false">∈</mo>
              <mi>W</mi>
            </mrow>
          </munder>
          <msup>
            <mrow>
              <mo stretchy="false">(</mo>
              <mrow>
                <msub>
                  <mi>I</mi>
                  <mn>2</mn>
                </msub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sub>
                    <mi>I</mi>
                    <mn>1</mn>
                  </msub>
                </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i>g</mi>
                </mrow>
                <mrow>
                  <mo stretchy="false">(</mo>
                  <mrow>
                    <mi>x</mi>
                  </mrow>
                  <mo stretchy="false">)</mo>
                </mrow>
                <mn>.</mn>
                <mi>d</mi>
              </mrow>
              <mo stretchy="false">)</mo>
            </mrow>
            <mn>2</mn>
          </msup>
        </mrow>
      </mrow>
    </mrow>
    <annotation encoding="StarMath 5.0">f(d) = sum from x in W( I_2(x)-I_1(x)-g(x).d )^2</annotation>
  </semantics>
</math>
</file>

<file path=Object 3/content.xml><?xml version="1.0" encoding="utf-8"?>
<math xmlns="http://www.w3.org/1998/Math/MathML">
  <semantics>
    <mrow>
      <mi mathvariant="italic">df</mi>
      <mrow>
        <mrow>
          <mo stretchy="false">(</mo>
          <mrow>
            <mi>d</mi>
          </mrow>
          <mo stretchy="false">)</mo>
        </mrow>
        <mo stretchy="false">=</mo>
        <mrow>
          <mrow>
            <munder>
              <mo stretchy="false">∑</mo>
              <mrow>
                <mi>x</mi>
                <mo stretchy="false">∈</mo>
                <mi>W</mi>
              </mrow>
            </munder>
            <mrow>
              <mo stretchy="false">(</mo>
              <mrow>
                <mrow>
                  <mrow>
                    <mo stretchy="false">−</mo>
                    <mn>2</mn>
                  </mrow>
                  <mo stretchy="false">∗</mo>
                  <mi>g</mi>
                </mrow>
                <mrow>
                  <mo stretchy="false">(</mo>
                  <mrow>
                    <mi>x</mi>
                  </mrow>
                  <mo stretchy="false">)</mo>
                </mrow>
                <mn>.</mn>
                <mi>h</mi>
              </mrow>
              <mo stretchy="false">)</mo>
            </mrow>
          </mrow>
          <mo stretchy="false">∗</mo>
          <mrow>
            <mo stretchy="false">(</mo>
            <mrow>
              <msub>
                <mi>I</mi>
                <mn>2</mn>
              </msub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b>
                  <mi>I</mi>
                  <mn>1</mn>
                </msub>
              </mrow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  <mn>.</mn>
              <mi>d</mi>
            </mrow>
            <mo stretchy="false">)</mo>
          </mrow>
        </mrow>
      </mrow>
    </mrow>
    <annotation encoding="StarMath 5.0">df(d)=sum from x in W (-2*g(x).h) * ( I_2(x)-I_1(x)-g(x).d )</annotation>
  </semantics>
</math>
</file>

<file path=Object 4/content.xml><?xml version="1.0" encoding="utf-8"?>
<math xmlns="http://www.w3.org/1998/Math/MathML">
  <semantics>
    <mrow>
      <mrow>
        <munder>
          <mo stretchy="false">∑</mo>
          <mrow>
            <mi>x</mi>
            <mo stretchy="false">∈</mo>
            <mi>W</mi>
          </mrow>
        </munder>
        <mi>g</mi>
      </mrow>
      <mrow>
        <mrow>
          <mrow>
            <mo stretchy="false">(</mo>
            <mrow>
              <mi>x</mi>
            </mrow>
            <mo stretchy="false">)</mo>
          </mrow>
          <mo stretchy="false">∗</mo>
          <mrow>
            <mo stretchy="false">(</mo>
            <mrow>
              <msub>
                <mi>I</mi>
                <mn>2</mn>
              </msub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b>
                  <mi>I</mi>
                  <mn>1</mn>
                </msub>
              </mrow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  <mn>.</mn>
              <mi>d</mi>
            </mrow>
            <mo stretchy="false">)</mo>
          </mrow>
        </mrow>
        <mo stretchy="false">=</mo>
        <mn>0</mn>
      </mrow>
    </mrow>
    <annotation encoding="StarMath 5.0">sum from x in W g(x) * ( I_2(x)-I_1(x) -  g(x).d ) = 0

</annotation>
  </semantics>
</math>
</file>

<file path=Object 5/content.xml><?xml version="1.0" encoding="utf-8"?>
<math xmlns="http://www.w3.org/1998/Math/MathML">
  <semantics>
    <mrow>
      <mrow>
        <munder>
          <mo stretchy="false">∑</mo>
          <mrow>
            <mi>x</mi>
            <mo stretchy="false">∈</mo>
            <mi>W</mi>
          </mrow>
        </munder>
        <mi>g</mi>
      </mrow>
      <mrow>
        <mrow>
          <mrow>
            <mo stretchy="false">(</mo>
            <mrow>
              <mi>x</mi>
            </mrow>
            <mo stretchy="false">)</mo>
          </mrow>
          <mo stretchy="false">∗</mo>
          <mrow>
            <mo stretchy="false">(</mo>
            <mrow>
              <msub>
                <mi>I</mi>
                <mn>2</mn>
              </msub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b>
                  <mi>I</mi>
                  <mn>1</mn>
                </msub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row>
          <mrow>
            <mo stretchy="false">(</mo>
            <mrow>
              <mrow>
                <munder>
                  <mo stretchy="false">∑</mo>
                  <mrow>
                    <mi>x</mi>
                    <mo stretchy="false">∈</mo>
                    <mi>W</mi>
                  </mrow>
                </munder>
                <mi>g</mi>
              </mrow>
              <mrow>
                <mrow>
                  <mo stretchy="false">(</mo>
                  <mrow>
                    <mi>x</mi>
                  </mrow>
                  <mo stretchy="false">)</mo>
                </mrow>
                <msup>
                  <mo stretchy="false">∗</mo>
                  <mi>t</mi>
                </msup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o stretchy="false">∗</mo>
          <mi>d</mi>
        </mrow>
      </mrow>
    </mrow>
    <annotation encoding="StarMath 5.0">sum from x in W g(x) * ( I_2(x)-I_1(x)) = ( sum from x in W g(x) *^t g(x) ) * d</annotation>
  </semantics>
</math>
</file>

<file path=Object 6/content.xml><?xml version="1.0" encoding="utf-8"?>
<math xmlns="http://www.w3.org/1998/Math/MathML">
  <semantics>
    <mrow>
      <mrow>
        <munder>
          <mo stretchy="false">∑</mo>
          <mrow>
            <mi>x</mi>
            <mo stretchy="false">∈</mo>
            <mi>W</mi>
          </mrow>
        </munder>
        <mi>g</mi>
      </mrow>
      <mrow>
        <mrow>
          <mo stretchy="false">(</mo>
          <mrow>
            <mi>x</mi>
          </mrow>
          <mo stretchy="false">)</mo>
        </mrow>
        <msup>
          <mo stretchy="false">∗</mo>
          <mi>t</mi>
        </msup>
        <mi>g</mi>
      </mrow>
      <mrow>
        <mo stretchy="false">(</mo>
        <mrow>
          <mi>x</mi>
        </mrow>
        <mo stretchy="false">)</mo>
      </mrow>
    </mrow>
    <annotation encoding="StarMath 5.0">sum from x in W g(x) *^t g(x)</annotation>
  </semantics>
</math>
</file>

<file path=Object 7/content.xml><?xml version="1.0" encoding="utf-8"?>
<math xmlns="http://www.w3.org/1998/Math/MathML">
  <semantics>
    <mrow>
      <msub>
        <mi>I</mi>
        <mn>2</mn>
      </msub>
    </mrow>
    <annotation encoding="StarMath 5.0">I_2</annotation>
  </semantics>
</math>
</file>

<file path=Object 8/content.xml><?xml version="1.0" encoding="utf-8"?>
<math xmlns="http://www.w3.org/1998/Math/MathML">
  <semantics>
    <mrow>
      <msub>
        <mi>I</mi>
        <mn>1</mn>
      </msub>
    </mrow>
    <annotation encoding="StarMath 5.0">I_1</annotation>
  </semantics>
</math>
</file>

<file path=Object 9/content.xml><?xml version="1.0" encoding="utf-8"?>
<math xmlns="http://www.w3.org/1998/Math/MathML">
  <semantics>
    <mrow>
      <mo stretchy="false">@</mo>
      <mrow>
        <mi>x</mi>
        <mo stretchy="false">∈</mo>
        <mi>W</mi>
      </mrow>
      <mi>,</mi>
      <msub>
        <mi>I</mi>
        <mn>1</mn>
      </msub>
      <mrow>
        <mrow>
          <mo stretchy="false">(</mo>
          <mrow>
            <mrow>
              <mi>x</mi>
              <mo stretchy="false">+</mo>
              <mi>d</mi>
            </mrow>
          </mrow>
          <mo stretchy="false">)</mo>
        </mrow>
        <mo stretchy="false">=</mo>
        <msub>
          <mi>I</mi>
          <mn>2</mn>
        </msub>
      </mrow>
      <mrow>
        <mo stretchy="false">(</mo>
        <mrow>
          <mi>x</mi>
        </mrow>
        <mo stretchy="false">)</mo>
      </mrow>
    </mrow>
    <annotation encoding="StarMath 5.0">%UxE101 x in W,I_1(x+d)=I_2(x)</annotation>
  </semantics>
</math>
</file>